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/>
    </style:style>
    <style:style style:name="T2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Standard" style:family="paragraph">
      <style:paragraph-properties>
        <style:tab-stops>
          <style:tab-stop style:type="left" style:position="0.8048in"/>
        </style:tab-stops>
      </style:paragraph-properties>
    </style:style>
    <style:style style:name="P6" style:parent-style-name="Listenabsatz" style:list-style-name="LFO2" style:family="paragraph"/>
    <style:style style:name="P7" style:parent-style-name="Listenabsatz" style:list-style-name="LFO2" style:family="paragraph"/>
    <style:style style:name="P8" style:parent-style-name="Listenabsatz" style:list-style-name="LFO2" style:family="paragraph"/>
    <style:style style:name="P9" style:parent-style-name="Listenabsatz" style:list-style-name="LFO2" style:family="paragraph"/>
    <style:style style:name="P10" style:parent-style-name="Listenabsatz" style:list-style-name="LFO2" style:family="paragraph"/>
    <style:style style:name="P11" style:parent-style-name="Listenabsatz" style:list-style-name="LFO2" style:family="paragraph"/>
    <style:style style:name="P12" style:parent-style-name="Listenabsatz" style:list-style-name="LFO2" style:family="paragraph"/>
    <style:style style:name="P13" style:parent-style-name="Listenabsatz" style:list-style-name="LFO2" style:family="paragraph"/>
    <style:style style:name="P14" style:parent-style-name="Listenabsatz" style:list-style-name="LFO2" style:family="paragraph"/>
  </office:automatic-styles>
  <office:body>
    <office:text text:use-soft-page-breaks="true">
      <text:p text:style-name="P1">Programmieraufgabe</text:p>
      <text:p text:style-name="Standard">Name: Faraidoon<text:s/>Naghdali, Henning Nußbaum<text:line-break/>Seminargruppe:<text:s/>3IT17-2</text:p>
      <text:p text:style-name="Standard">Programmierziel: Eine native App für Android Smartphones<text:line-break/>Name der App:<text:s/><text:span text:style-name="T2">Exam Passer</text:span></text:p>
      <text:p text:style-name="Standard">Ziel der App:<text:s/></text:p>
      <text:list text:style-name="LFO1" text:continue-numbering="true">
        <text:list-item>
          <text:p text:style-name="P3">Den Nutzer<text:s/>auf den Leistungsdruck in Prüfungssituationen vorbereiten</text:p>
        </text:list-item>
        <text:list-item>
          <text:p text:style-name="P4">Seinen Ablenkwiederstand erhöhen.</text:p>
        </text:list-item>
      </text:list>
      <text:p text:style-name="Standard">Skizze der App:</text:p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indestanforderung:</text:p>
      <text:list text:style-name="LFO2" text:continue-numbering="true">
        <text:list-item>
          <text:p text:style-name="P6">Der Nutzer antwortet auf gegebene mathematische Gleichungen mit ‚wahr‘ oder ‚falsch‘.</text:p>
        </text:list-item>
        <text:list-item>
          <text:p text:style-name="P7">Zum Antworten bleibt nur sehr<text:s/>wenig Zeit.</text:p>
        </text:list-item>
        <text:list-item>
          <text:p text:style-name="P8">Es existieren mindestens 3 verschiedene Schwierigkeitsstufen.</text:p>
        </text:list-item>
        <text:list-item>
          <text:p text:style-name="P9">Die Gesamtpunktzahl wird zum Ende des Trainings angezeigt</text:p>
        </text:list-item>
        <text:list-item>
          <text:p text:style-name="P10">Sehr viele Gleichungen werden implementiert</text:p>
        </text:list-item>
        <text:list-item>
          <text:p text:style-name="P11">Mit steigendem Level erhält der Nutzer mehr Punkte.</text:p>
        </text:list-item>
        <text:list-item>
          <text:p text:style-name="P12">Die Gesamtpunktzahl wird am<text:s/>Ende angezeigt.</text:p>
        </text:list-item>
        <text:list-item>
          <text:p text:style-name="P13">Das Hintergrundbild wechselt, um den Nutzer abzulenken.</text:p>
        </text:list-item>
        <text:list-item>
          <text:p text:style-name="P14">Nach einer festgelegten Zeit ist das Training vorbei</text:p>
        </text:list-item>
      </text:list>
      <text:p text:style-name="Standard"/>
      <text:p text:style-name="Standard"/>
      <text:p text:style-name="Standard">Datum: ______________<text:tab/>Unterschriften:__________________________________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nning Nußbaum</meta:initial-creator>
    <dc:creator>Henning Nußbaum</dc:creator>
    <meta:creation-date>2018-05-15T15:27:00Z</meta:creation-date>
    <dc:date>2018-05-15T15:27:00Z</dc:date>
    <meta:template xlink:href="Normal.dotm" xlink:type="simple"/>
    <meta:editing-cycles>2</meta:editing-cycles>
    <meta:editing-duration>PT0S</meta:editing-duration>
    <meta:document-statistic meta:page-count="1" meta:paragraph-count="1" meta:word-count="124" meta:character-count="911" meta:row-count="6" meta:non-whitespace-character-count="788"/>
  </office:meta>
</office:document-meta>
</file>